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77000000D90468F60E345EFBED.png" manifest:media-type="image/png"/>
  <manifest:file-entry manifest:full-path="Pictures/100010580000909C0000166F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1" svg:font-family="Arial" style:font-pitch="variable"/>
    <style:font-face style:name="Calibri2" svg:font-family="Calibri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Tahoma2" svg:font-family="Tahoma" style:font-pitch="variable"/>
    <style:font-face style:name="Times New Roman2" svg:font-family="'Times New Roman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-color="#ff99ff" draw:textarea-horizontal-align="justify" draw:textarea-vertical-align="middle" draw:auto-grow-height="false" fo:min-height="1.59cm" fo:min-width="2.894cm"/>
    </style:style>
    <style:style style:name="gr4" style:family="graphic" style:parent-style-name="standard">
      <style:graphic-properties draw:stroke="none" draw:fill-color="#ccff66" draw:textarea-horizontal-align="justify" draw:textarea-vertical-align="middle" draw:auto-grow-height="false" fo:min-height="1.59cm" fo:min-width="2.894cm"/>
    </style:style>
    <style:style style:name="gr5" style:family="graphic" style:parent-style-name="standard">
      <style:graphic-properties draw:stroke="none" draw:fill-color="#ff66ff" draw:textarea-horizontal-align="justify" draw:textarea-vertical-align="middle" draw:auto-grow-height="false" fo:min-height="1.59cm" fo:min-width="2.894cm"/>
    </style:style>
    <style:style style:name="gr6" style:family="graphic" style:parent-style-name="standard">
      <style:graphic-properties draw:stroke="none" draw:fill-color="#ccff00" draw:textarea-horizontal-align="justify" draw:textarea-vertical-align="middle" draw:auto-grow-height="false" fo:min-height="1.59cm" fo:min-width="2.894cm"/>
    </style:style>
    <style:style style:name="gr7" style:family="graphic" style:parent-style-name="standard">
      <style:graphic-properties draw:stroke="none" draw:fill-color="#00ccff" draw:textarea-horizontal-align="justify" draw:textarea-vertical-align="middle" draw:auto-grow-height="false" fo:min-height="1.59cm" fo:min-width="2.894cm"/>
    </style:style>
    <style:style style:name="gr8" style:family="graphic" style:parent-style-name="standard">
      <style:graphic-properties draw:stroke="none" draw:fill-color="#66ccff" draw:textarea-horizontal-align="justify" draw:textarea-vertical-align="middle" draw:auto-grow-height="false" fo:min-height="1.59cm" fo:min-width="2.894cm"/>
    </style:style>
    <style:style style:name="gr9" style:family="graphic" style:parent-style-name="standard">
      <style:graphic-properties draw:stroke="none" draw:fill-color="#ff00ff" draw:textarea-horizontal-align="justify" draw:textarea-vertical-align="middle" draw:auto-grow-height="false" fo:min-height="1.59cm" fo:min-width="2.894cm"/>
    </style:style>
    <style:style style:name="gr10" style:family="graphic" style:parent-style-name="standard">
      <style:graphic-properties draw:stroke="none" draw:fill-color="#cc00cc" draw:textarea-horizontal-align="justify" draw:textarea-vertical-align="middle" draw:auto-grow-height="false" fo:min-height="1.59cm" fo:min-width="2.8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draw:fill-color="#99ff33" draw:textarea-horizontal-align="justify" draw:textarea-vertical-align="middle" draw:auto-grow-height="false" fo:min-height="1.59cm" fo:min-width="2.894cm"/>
    </style:style>
    <style:style style:name="gr13" style:family="graphic" style:parent-style-name="standard">
      <style:graphic-properties draw:stroke="none" draw:fill-color="#66ff00" draw:textarea-horizontal-align="justify" draw:textarea-vertical-align="middle" draw:auto-grow-height="false" fo:min-height="1.59cm" fo:min-width="2.894cm"/>
    </style:style>
    <style:style style:name="gr14" style:family="graphic" style:parent-style-name="standard">
      <style:graphic-properties draw:stroke="none" draw:fill-color="#3399ff" draw:textarea-horizontal-align="justify" draw:textarea-vertical-align="middle" draw:auto-grow-height="false" fo:min-height="1.59cm" fo:min-width="2.894cm"/>
    </style:style>
    <style:style style:name="gr15" style:family="graphic" style:parent-style-name="standard">
      <style:graphic-properties draw:stroke="none" draw:fill-color="#0066ff" draw:textarea-horizontal-align="justify" draw:textarea-vertical-align="middle" draw:auto-grow-height="false" fo:min-height="1.59cm" fo:min-width="2.894cm"/>
    </style:style>
    <style:style style:name="gr16" style:family="graphic" style:parent-style-name="standard">
      <style:graphic-properties draw:stroke="none" draw:fill-color="#ffcc00" draw:textarea-horizontal-align="justify" draw:textarea-vertical-align="middle" draw:auto-grow-height="false" fo:min-height="1.59cm" fo:min-width="2.894cm"/>
    </style:style>
    <style:style style:name="gr17" style:family="graphic" style:parent-style-name="standard">
      <style:graphic-properties draw:stroke="none" draw:fill-color="#ff9900" draw:textarea-horizontal-align="justify" draw:textarea-vertical-align="middle" draw:auto-grow-height="false" fo:min-height="1.59cm" fo:min-width="2.894cm"/>
    </style:style>
    <style:style style:name="gr18" style:family="graphic" style:parent-style-name="standard">
      <style:graphic-properties draw:stroke="none" draw:fill-color="#ffff00" draw:textarea-horizontal-align="justify" draw:textarea-vertical-align="middle" draw:auto-grow-height="false" fo:min-height="1.59cm" fo:min-width="2.894cm"/>
    </style:style>
    <style:style style:name="gr19" style:family="graphic" style:parent-style-name="standard">
      <style:graphic-properties draw:stroke="none" draw:fill-color="#cc9900" draw:textarea-horizontal-align="justify" draw:textarea-vertical-align="middle" draw:auto-grow-height="false" fo:min-height="1.59cm" fo:min-width="2.894cm"/>
    </style:style>
    <style:style style:name="gr20" style:family="graphic" style:parent-style-name="standard">
      <style:graphic-properties draw:stroke="none" draw:marker-start="" draw:fill-color="#ffff99" draw:textarea-horizontal-align="justify" draw:textarea-vertical-align="middle" draw:auto-grow-height="false" fo:min-height="2.278cm" fo:min-width="4.228cm"/>
    </style:style>
    <style:style style:name="gr21" style:family="graphic" style:parent-style-name="standard">
      <style:graphic-properties draw:stroke="none" draw:fill-color="#ffff66" draw:textarea-horizontal-align="justify" draw:textarea-vertical-align="middle" draw:auto-grow-height="false" fo:min-height="2.278cm" fo:min-width="4.228cm"/>
    </style:style>
    <style:style style:name="gr22" style:family="graphic" style:parent-style-name="standard">
      <style:graphic-properties draw:stroke="none" draw:fill-color="#ffcc00" draw:textarea-horizontal-align="justify" draw:textarea-vertical-align="middle" draw:auto-grow-height="false" fo:min-height="2.278cm" fo:min-width="4.228cm"/>
    </style:style>
    <style:style style:name="gr23" style:family="graphic" style:parent-style-name="standard">
      <style:graphic-properties draw:stroke="none" draw:fill-color="#ff9900" draw:textarea-horizontal-align="justify" draw:textarea-vertical-align="middle" draw:auto-grow-height="false" fo:min-height="2.278cm" fo:min-width="4.228cm"/>
    </style:style>
    <style:style style:name="gr24" style:family="graphic" style:parent-style-name="objectwithoutfill">
      <style:graphic-properties draw:stroke="solid" svg:stroke-width="0.2cm" svg:stroke-color="#ff3300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draw:stroke="none" draw:fill-color="#ccff66" draw:textarea-horizontal-align="justify" draw:textarea-vertical-align="middle" draw:auto-grow-height="false" fo:min-height="1.74cm" fo:min-width="1.204cm"/>
    </style:style>
    <style:style style:name="gr26" style:family="graphic" style:parent-style-name="standard">
      <style:graphic-properties draw:stroke="none" draw:fill-color="#9999ff" draw:textarea-horizontal-align="justify" draw:textarea-vertical-align="middle" draw:auto-grow-height="false" fo:min-height="1.306cm" fo:min-width="2.89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8" style:family="graphic" style:parent-style-name="standard">
      <style:graphic-properties draw:stroke="none" draw:fill-color="#66ff99" draw:textarea-horizontal-align="justify" draw:textarea-vertical-align="middle" draw:auto-grow-height="false" fo:min-height="1.74cm" fo:min-width="1.204cm"/>
    </style:style>
    <style:style style:name="gr29" style:family="graphic" style:parent-style-name="standard">
      <style:graphic-properties draw:stroke="none" draw:fill-color="#99ff99" draw:textarea-horizontal-align="justify" draw:textarea-vertical-align="middle" draw:auto-grow-height="false" fo:min-height="1.74cm" fo:min-width="1.204cm"/>
    </style:style>
    <style:style style:name="gr30" style:family="graphic" style:parent-style-name="standard">
      <style:graphic-properties draw:stroke="none" draw:fill-color="#cc66ff" draw:textarea-horizontal-align="justify" draw:textarea-vertical-align="middle" draw:auto-grow-height="false" fo:min-height="1.306cm" fo:min-width="2.894cm"/>
    </style:style>
    <style:style style:name="gr31" style:family="graphic" style:parent-style-name="standard">
      <style:graphic-properties draw:stroke="none" draw:fill-color="#9900ff" draw:textarea-horizontal-align="justify" draw:textarea-vertical-align="middle" draw:auto-grow-height="false" fo:min-height="1.306cm" fo:min-width="2.89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12.246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text-properties fo:color="#ffff66" fo:font-size="26pt" style:font-size-asian="26pt" style:font-size-complex="26pt"/>
    </style:style>
    <style:style style:name="P2" style:family="paragraph">
      <style:text-properties fo:color="#ffff66" style:font-name="Ubuntu1" fo:font-size="26pt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8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text-properties fo:color="#ccff00" style:font-name="Ubuntu" fo:font-size="26pt"/>
    </style:style>
    <style:style style:name="P7" style:family="paragraph">
      <loext:graphic-properties draw:fill="none" draw:fill-color="#ffffff"/>
      <style:text-properties fo:color="#ccff00" style:font-name="Ubuntu" fo:font-size="26pt"/>
    </style:style>
    <style:style style:name="P8" style:family="paragraph">
      <loext:graphic-properties draw:fill-color="#ff99ff"/>
      <style:paragraph-properties fo:text-align="center"/>
      <style:text-properties style:font-name="Ubuntu"/>
    </style:style>
    <style:style style:name="P9" style:family="paragraph">
      <loext:graphic-properties draw:fill-color="#ccff66"/>
      <style:paragraph-properties fo:text-align="center"/>
      <style:text-properties style:font-name="Ubuntu"/>
    </style:style>
    <style:style style:name="P10" style:family="paragraph">
      <loext:graphic-properties draw:fill-color="#ff66ff"/>
      <style:paragraph-properties fo:text-align="center"/>
      <style:text-properties style:font-name="Ubuntu"/>
    </style:style>
    <style:style style:name="P11" style:family="paragraph">
      <loext:graphic-properties draw:fill-color="#ccff00"/>
      <style:paragraph-properties fo:text-align="center"/>
      <style:text-properties style:font-name="Ubuntu"/>
    </style:style>
    <style:style style:name="P12" style:family="paragraph">
      <loext:graphic-properties draw:fill-color="#00ccff"/>
      <style:paragraph-properties fo:text-align="center"/>
      <style:text-properties style:font-name="Ubuntu"/>
    </style:style>
    <style:style style:name="P13" style:family="paragraph">
      <loext:graphic-properties draw:fill-color="#66ccff"/>
      <style:paragraph-properties fo:text-align="center"/>
      <style:text-properties style:font-name="Ubuntu"/>
    </style:style>
    <style:style style:name="P14" style:family="paragraph">
      <loext:graphic-properties draw:fill-color="#ff00ff"/>
      <style:paragraph-properties fo:text-align="center"/>
      <style:text-properties style:font-name="Ubuntu"/>
    </style:style>
    <style:style style:name="P15" style:family="paragraph">
      <loext:graphic-properties draw:fill-color="#cc00cc"/>
      <style:paragraph-properties fo:text-align="center"/>
      <style:text-properties style:font-name="Ubuntu"/>
    </style:style>
    <style:style style:name="P16" style:family="paragraph">
      <style:paragraph-properties fo:text-align="center"/>
      <style:text-properties style:font-name="Ubuntu" fo:font-size="18pt"/>
    </style:style>
    <style:style style:name="P17" style:family="paragraph">
      <loext:graphic-properties draw:fill="none" draw:fill-color="#ffffff"/>
      <style:paragraph-properties fo:text-align="center"/>
      <style:text-properties style:font-name="Ubuntu" fo:font-size="18pt"/>
    </style:style>
    <style:style style:name="P18" style:family="paragraph">
      <loext:graphic-properties draw:fill-color="#99ff33"/>
      <style:paragraph-properties fo:text-align="center"/>
      <style:text-properties style:font-name="Ubuntu"/>
    </style:style>
    <style:style style:name="P19" style:family="paragraph">
      <loext:graphic-properties draw:fill-color="#66ff00"/>
      <style:paragraph-properties fo:text-align="center"/>
      <style:text-properties style:font-name="Ubuntu"/>
    </style:style>
    <style:style style:name="P20" style:family="paragraph">
      <loext:graphic-properties draw:fill-color="#3399ff"/>
      <style:paragraph-properties fo:text-align="center"/>
      <style:text-properties style:font-name="Ubuntu"/>
    </style:style>
    <style:style style:name="P21" style:family="paragraph">
      <loext:graphic-properties draw:fill-color="#0066ff"/>
      <style:paragraph-properties fo:text-align="center"/>
      <style:text-properties style:font-name="Ubuntu"/>
    </style:style>
    <style:style style:name="P22" style:family="paragraph">
      <loext:graphic-properties draw:fill-color="#ffcc00"/>
      <style:paragraph-properties fo:text-align="center"/>
      <style:text-properties style:font-name="Ubuntu"/>
    </style:style>
    <style:style style:name="P23" style:family="paragraph">
      <loext:graphic-properties draw:fill-color="#ff9900"/>
      <style:paragraph-properties fo:text-align="center"/>
      <style:text-properties style:font-name="Ubuntu"/>
    </style:style>
    <style:style style:name="P24" style:family="paragraph">
      <loext:graphic-properties draw:fill-color="#ffff00"/>
      <style:paragraph-properties fo:text-align="center"/>
      <style:text-properties style:font-name="Ubuntu"/>
    </style:style>
    <style:style style:name="P25" style:family="paragraph">
      <loext:graphic-properties draw:fill-color="#cc9900"/>
      <style:paragraph-properties fo:text-align="center"/>
      <style:text-properties style:font-name="Ubuntu" fo:font-size="18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text-align="center"/>
      <style:text-properties style:font-name="Ubuntu" fo:font-size="20pt"/>
    </style:style>
    <style:style style:name="P28" style:family="paragraph">
      <loext:graphic-properties draw:fill-color="#ffff99"/>
      <style:paragraph-properties fo:text-align="center"/>
      <style:text-properties style:font-name="Ubuntu" fo:font-size="20pt"/>
    </style:style>
    <style:style style:name="P29" style:family="paragraph">
      <loext:graphic-properties draw:fill-color="#ffff66"/>
      <style:paragraph-properties fo:text-align="center"/>
      <style:text-properties style:font-name="Ubuntu" fo:font-size="20pt"/>
    </style:style>
    <style:style style:name="P30" style:family="paragraph">
      <loext:graphic-properties draw:fill-color="#ffcc00"/>
      <style:paragraph-properties fo:text-align="center"/>
      <style:text-properties style:font-name="Ubuntu" fo:font-size="20pt"/>
    </style:style>
    <style:style style:name="P31" style:family="paragraph">
      <loext:graphic-properties draw:fill-color="#ff9900"/>
      <style:paragraph-properties fo:text-align="center"/>
      <style:text-properties style:font-name="Ubuntu" fo:font-size="20pt"/>
    </style:style>
    <style:style style:name="P32" style:family="paragraph">
      <style:text-properties fo:color="#ffffff" style:font-name="Ubuntu" fo:font-size="24pt"/>
    </style:style>
    <style:style style:name="P33" style:family="paragraph">
      <loext:graphic-properties draw:fill="none" draw:fill-color="#ffffff"/>
      <style:text-properties fo:color="#ffffff" style:font-name="Ubuntu" fo:font-size="24pt"/>
    </style:style>
    <style:style style:name="P34" style:family="paragraph">
      <loext:graphic-properties draw:fill="none"/>
      <style:paragraph-properties fo:text-align="center"/>
      <style:text-properties style:font-name="Ubuntu"/>
    </style:style>
    <style:style style:name="P35" style:family="paragraph">
      <loext:graphic-properties draw:fill-color="#9999ff"/>
      <style:paragraph-properties fo:text-align="center"/>
      <style:text-properties style:font-name="Ubuntu"/>
    </style:style>
    <style:style style:name="P36" style:family="paragraph">
      <style:paragraph-properties fo:text-align="center"/>
      <style:text-properties style:font-name="Ubuntu"/>
    </style:style>
    <style:style style:name="P37" style:family="paragraph">
      <loext:graphic-properties draw:fill="none" draw:fill-color="#ffffff"/>
      <style:paragraph-properties fo:text-align="center"/>
      <style:text-properties style:font-name="Ubuntu"/>
    </style:style>
    <style:style style:name="P38" style:family="paragraph">
      <style:text-properties style:font-name="Ubuntu"/>
    </style:style>
    <style:style style:name="P39" style:family="paragraph">
      <loext:graphic-properties draw:fill="none" draw:fill-color="#ffffff"/>
      <style:text-properties style:font-name="Ubuntu"/>
    </style:style>
    <style:style style:name="P40" style:family="paragraph">
      <loext:graphic-properties draw:fill-color="#66ff99"/>
      <style:paragraph-properties fo:text-align="center"/>
      <style:text-properties style:font-name="Ubuntu"/>
    </style:style>
    <style:style style:name="P41" style:family="paragraph">
      <loext:graphic-properties draw:fill-color="#99ff99"/>
      <style:paragraph-properties fo:text-align="center"/>
      <style:text-properties style:font-name="Ubuntu"/>
    </style:style>
    <style:style style:name="P42" style:family="paragraph">
      <loext:graphic-properties draw:fill-color="#cc66ff"/>
      <style:paragraph-properties fo:text-align="center"/>
      <style:text-properties style:font-name="Ubuntu"/>
    </style:style>
    <style:style style:name="P43" style:family="paragraph">
      <loext:graphic-properties draw:fill-color="#9900ff"/>
      <style:paragraph-properties fo:text-align="center"/>
      <style:text-properties style:font-name="Ubuntu"/>
    </style:style>
    <style:style style:name="P44" style:family="paragraph">
      <loext:graphic-properties draw:fill="none" draw:fill-color="#ffffff"/>
    </style:style>
    <style:style style:name="T1" style:family="text">
      <style:text-properties fo:color="#ffff66" style:font-name="Ubuntu1" fo:font-size="26pt" style:font-size-asian="26pt" style:font-size-complex="26pt"/>
    </style:style>
    <style:style style:name="T2" style:family="text">
      <style:text-properties fo:font-size="28pt" style:font-size-asian="22pt" style:font-weight-asian="bold" style:font-name-complex="Times New Roman" style:font-size-complex="22pt" style:font-weight-complex="bold"/>
    </style:style>
    <style:style style:name="T3" style:family="text">
      <style:text-properties fo:color="#006600" style:font-name="Ubuntu1" fo:font-size="20pt" style:font-size-asian="22pt" style:font-weight-asian="bold" style:font-name-complex="Times New Roman" style:font-size-complex="22pt" style:font-weight-complex="bold"/>
    </style:style>
    <style:style style:name="T4" style:family="text">
      <style:text-properties fo:color="#990000" style:font-name="Ubuntu1" fo:font-size="20pt" style:font-size-asian="22pt" style:font-weight-asian="bold" style:font-name-complex="Times New Roman" style:font-size-complex="22pt" style:font-weight-complex="bold"/>
    </style:style>
    <style:style style:name="T5" style:family="text">
      <style:text-properties fo:color="#3333ff" style:font-name="Ubuntu1" fo:font-size="20pt" style:font-size-asian="22pt" style:font-weight-asian="bold" style:font-name-complex="Times New Roman" style:font-size-complex="22pt" style:font-weight-complex="bold"/>
    </style:style>
    <style:style style:name="T6" style:family="text">
      <style:text-properties style:font-name="Ubuntu1" fo:font-size="20pt" style:font-size-asian="22pt" style:font-weight-asian="bold" style:font-name-complex="Times New Roman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 text:style-name="P1"><text:span text:style-name="T1">programa</text:span></text:p>
          </draw:text-box>
        </draw:frame>
        <draw:frame presentation:style-name="pr2" draw:text-style-name="P4" draw:layer="layout" svg:width="25.2cm" svg:height="12.246cm" svg:x="1.4cm" svg:y="2.536cm" presentation:class="subtitle" presentation:user-transformed="true">
          <draw:text-box>
            <text:p text:style-name="P3"><text:span text:style-name="T2"/></text:p>
            <text:p text:style-name="P3"><text:span text:style-name="T3">1. Introducción a la investigación biológica. Aproximaciones conceptuales. Representaciones y modelos de la realidad. Organización de la investigación y de la información. Proyectos, preguntas, hipótesis, predicciones, muestreo, diseño y estadística en biología. Clasificación de variables. Posibilidad, probabilidad e inferencia. Aproximaciones y modelos.</text:span></text:p>
            <text:p text:style-name="P3"><text:span text:style-name="T4">2. Manejo de bases de datos. Uso de programas. Aplicaciones en R. Exploración, auscultación, búsqueda y congruencia de la información. Repetición, reproducción y verificación. Organización de la información, presentación tabular y gráfica.</text:span></text:p>
            <text:p text:style-name="P3"><text:span text:style-name="T5">3. Aproximaciones estadísticas. Escala, unidades y variación. Matrices de datos. Análisis univariados y multivariados. Tiempo y espacio. Aplicaciones y niveles de organización biológica (individuos, poblaciones y comunidades). Revisión, meta-análisis y síntesis.</text:span></text:p>
            <text:p text:style-name="P3"><text:span text:style-name="T6">4. Taller y clínica de proyectos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>
        <office:forms form:automatic-focus="false" form:apply-design-mode="false"/>
        <draw:frame draw:style-name="gr2" draw:text-style-name="P7" draw:layer="layout" svg:width="6.344cm" svg:height="1.28cm" svg:x="1.6cm" svg:y="1.1cm">
          <draw:text-box>
            <text:p text:style-name="P6">palabras clave</text:p>
          </draw:text-box>
        </draw:frame>
        <draw:custom-shape draw:style-name="gr3" draw:text-style-name="P8" draw:layer="layout" svg:width="4.8cm" svg:height="2.6cm" svg:x="2.4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4.8cm" svg:height="2.6cm" svg:x="8.1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4.8cm" svg:height="2.6cm" svg:x="8.201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4.8cm" svg:height="2.6cm" svg:x="2.3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4.8cm" svg:height="2.6cm" svg:x="2.60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4.8cm" svg:height="2.6cm" svg:x="8.30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4.8cm" svg:height="2.6cm" svg:x="14.002cm" svg:y="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4.8cm" svg:height="2.6cm" svg:x="19.602cm" svg:y="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4.223cm" svg:height="0.963cm" svg:x="2.8cm" svg:y="3.7cm">
          <draw:text-box>
            <text:p text:style-name="P16">participación</text:p>
          </draw:text-box>
        </draw:frame>
        <draw:frame draw:style-name="gr11" draw:text-style-name="P17" draw:layer="layout" svg:width="3.279cm" svg:height="0.963cm" svg:x="9.2cm" svg:y="3.7cm">
          <draw:text-box>
            <text:p text:style-name="P16">consulta</text:p>
          </draw:text-box>
        </draw:frame>
        <draw:frame draw:style-name="gr2" draw:text-style-name="P17" draw:layer="layout" svg:width="2.521cm" svg:height="0.963cm" svg:x="15.2cm" svg:y="3.7cm">
          <draw:text-box>
            <text:p text:style-name="P16">lectura</text:p>
          </draw:text-box>
        </draw:frame>
        <draw:frame draw:style-name="gr2" draw:text-style-name="P17" draw:layer="layout" svg:width="4.816cm" svg:height="0.963cm" svg:x="19.6cm" svg:y="3.7cm">
          <draw:text-box>
            <text:p text:style-name="P16">entrenamiento</text:p>
          </draw:text-box>
        </draw:frame>
        <draw:frame draw:style-name="gr2" draw:text-style-name="P17" draw:layer="layout" svg:width="3.698cm" svg:height="0.963cm" svg:x="8.7cm" svg:y="6.6cm">
          <draw:text-box>
            <text:p text:style-name="P16">percepción</text:p>
          </draw:text-box>
        </draw:frame>
        <draw:frame draw:style-name="gr2" draw:text-style-name="P17" draw:layer="layout" svg:width="3.618cm" svg:height="0.963cm" svg:x="2.9cm" svg:y="6.6cm">
          <draw:text-box>
            <text:p text:style-name="P16">emociones</text:p>
          </draw:text-box>
        </draw:frame>
        <draw:frame draw:style-name="gr2" draw:text-style-name="P17" draw:layer="layout" svg:width="2.953cm" svg:height="0.963cm" svg:x="3.6cm" svg:y="9.9cm">
          <draw:text-box>
            <text:p text:style-name="P16">recursos</text:p>
          </draw:text-box>
        </draw:frame>
        <draw:frame draw:style-name="gr2" draw:text-style-name="P17" draw:layer="layout" svg:width="3.639cm" svg:height="0.963cm" svg:x="9cm" svg:y="10cm">
          <draw:text-box>
            <text:p text:style-name="P16">posibilidad</text:p>
          </draw:text-box>
        </draw:frame>
        <draw:custom-shape draw:style-name="gr12" draw:text-style-name="P18" draw:layer="layout" svg:width="4.8cm" svg:height="2.6cm" svg:x="14.103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2.149cm" svg:height="0.963cm" svg:x="15.501cm" svg:y="6.701cm">
          <draw:text-box>
            <text:p text:style-name="P16">rumia</text:p>
          </draw:text-box>
        </draw:frame>
        <draw:custom-shape draw:style-name="gr13" draw:text-style-name="P19" draw:layer="layout" svg:width="4.8cm" svg:height="2.6cm" svg:x="19.604cm" svg:y="5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4.409cm" svg:height="1.675cm" svg:x="19.702cm" svg:y="6.202cm">
          <draw:text-box>
            <text:p text:style-name="P16">auto-</text:p>
            <text:p text:style-name="P16">conocimiento</text:p>
          </draw:text-box>
        </draw:frame>
        <draw:custom-shape draw:style-name="gr14" draw:text-style-name="P20" draw:layer="layout" svg:width="4.8cm" svg:height="2.6cm" svg:x="14.303cm" svg:y="9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4.8cm" svg:height="2.6cm" svg:x="19.603cm" svg:y="9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4.143cm" svg:height="0.963cm" svg:x="14.7cm" svg:y="9.9cm">
          <draw:text-box>
            <text:p text:style-name="P16">probabilidad</text:p>
          </draw:text-box>
        </draw:frame>
        <draw:frame draw:style-name="gr2" draw:text-style-name="P17" draw:layer="layout" svg:width="4.337cm" svg:height="0.963cm" svg:x="19.8cm" svg:y="9.9cm">
          <draw:text-box>
            <text:p text:style-name="P16">interacciones</text:p>
          </draw:text-box>
        </draw:frame>
        <draw:custom-shape draw:style-name="gr16" draw:text-style-name="P22" draw:layer="layout" svg:width="4.8cm" svg:height="2.6cm" svg:x="2.603cm" svg:y="1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4.8cm" svg:height="2.6cm" svg:x="8.303cm" svg:y="1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742cm" svg:height="0.963cm" svg:x="4.201cm" svg:y="12.901cm">
          <draw:text-box>
            <text:p text:style-name="P16">plan</text:p>
          </draw:text-box>
        </draw:frame>
        <draw:frame draw:style-name="gr2" draw:text-style-name="P17" draw:layer="layout" svg:width="2.568cm" svg:height="0.963cm" svg:x="9.401cm" svg:y="12.901cm">
          <draw:text-box>
            <text:p text:style-name="P16">tiempo</text:p>
          </draw:text-box>
        </draw:frame>
        <draw:custom-shape draw:style-name="gr18" draw:text-style-name="P24" draw:layer="layout" svg:width="4.8cm" svg:height="2.6cm" svg:x="14.304cm" svg:y="1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5" draw:layer="layout" svg:width="4.8cm" svg:height="2.6cm" svg:x="19.704cm" svg:y="12.104cm">
          <text:p text:style-name="P16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2.678cm" svg:height="0.963cm" svg:x="15.401cm" svg:y="12.901cm">
          <draw:text-box>
            <text:p text:style-name="P16">espaci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2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>
        <office:forms form:automatic-focus="false" form:apply-design-mode="false"/>
        <draw:custom-shape draw:style-name="gr20" draw:text-style-name="P28" draw:layer="layout" svg:width="5cm" svg:height="2.8cm" svg:x="2.1cm" svg:y="2.7cm">
          <text:p text:style-name="P27">Sesión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5cm" svg:height="2.8cm" svg:x="8.401cm" svg:y="2.701cm">
          <text:p text:style-name="P27">Sesión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0" draw:layer="layout" svg:width="5cm" svg:height="2.8cm" svg:x="14.701cm" svg:y="2.701cm">
          <text:p text:style-name="P27">Sesión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draw:layer="layout" svg:width="5cm" svg:height="2.8cm" svg:x="20.901cm" svg:y="2.701cm">
          <text:p text:style-name="P27">Sesión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3" draw:layer="layout" svg:width="8.105cm" svg:height="1.199cm" svg:x="1.8cm" svg:y="0.6cm">
          <draw:text-box>
            <text:p text:style-name="P32">esquema de trabajo</text:p>
          </draw:text-box>
        </draw:frame>
        <draw:line draw:style-name="gr24" draw:text-style-name="P34" draw:layer="layout" svg:x1="2.4cm" svg:y1="13.2cm" svg:x2="25.6cm" svg:y2="13.2cm">
          <text:p/>
        </draw:line>
        <draw:custom-shape draw:style-name="gr25" draw:text-style-name="P9" draw:layer="layout" svg:width="2.8cm" svg:height="2.6cm" svg:x="6.4cm" svg:y="7.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6" draw:text-style-name="P35" draw:layer="layout" svg:width="4.8cm" svg:height="2.2cm" svg:x="5.4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7" draw:layer="layout" svg:width="3.279cm" svg:height="1.675cm" svg:x="2.2cm" svg:y="8.1cm">
          <draw:text-box>
            <text:p text:style-name="P36">proyecto </text:p>
            <text:p text:style-name="P36">individual</text:p>
          </draw:text-box>
        </draw:frame>
        <draw:frame draw:style-name="gr2" draw:text-style-name="P37" draw:layer="layout" svg:width="3.072cm" svg:height="1.675cm" svg:x="2.201cm" svg:y="10.901cm">
          <draw:text-box>
            <text:p text:style-name="P36">proyecto</text:p>
            <text:p text:style-name="P36"><text:s/>grupal</text:p>
          </draw:text-box>
        </draw:frame>
        <draw:frame draw:style-name="gr2" draw:text-style-name="P39" draw:layer="layout" svg:width="3.343cm" svg:height="1.675cm" svg:x="3cm" svg:y="5.7cm">
          <draw:text-box>
            <text:p text:style-name="P38">ejercicios </text:p>
            <text:p text:style-name="P36">aula</text:p>
          </draw:text-box>
        </draw:frame>
        <draw:frame draw:style-name="gr27" draw:text-style-name="P37" draw:layer="layout" svg:width="3.399cm" svg:height="1.675cm" svg:x="6.2cm" svg:y="5.701cm">
          <draw:text-box>
            <text:p text:style-name="P36">ejercicios </text:p>
            <text:p text:style-name="P36">casa</text:p>
          </draw:text-box>
        </draw:frame>
        <draw:custom-shape draw:style-name="gr28" draw:text-style-name="P40" draw:layer="layout" svg:width="2.8cm" svg:height="2.6cm" svg:x="19.001cm" svg:y="7.40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9" draw:text-style-name="P41" draw:layer="layout" svg:width="2.8cm" svg:height="2.6cm" svg:x="12.701cm" svg:y="7.40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0" draw:text-style-name="P42" draw:layer="layout" svg:width="4.8cm" svg:height="2.2cm" svg:x="11.7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3" draw:layer="layout" svg:width="4.8cm" svg:height="2.2cm" svg:x="18.0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9" draw:layer="layout" svg:width="3.343cm" svg:height="1.675cm" svg:x="9.601cm" svg:y="5.7cm">
          <draw:text-box>
            <text:p text:style-name="P38">ejercicios </text:p>
            <text:p text:style-name="P36">aula</text:p>
          </draw:text-box>
        </draw:frame>
        <draw:frame draw:style-name="gr27" draw:text-style-name="P37" draw:layer="layout" svg:width="3.399cm" svg:height="1.675cm" svg:x="12.801cm" svg:y="5.701cm">
          <draw:text-box>
            <text:p text:style-name="P36">ejercicios </text:p>
            <text:p text:style-name="P36">casa</text:p>
          </draw:text-box>
        </draw:frame>
        <draw:frame draw:style-name="gr2" draw:text-style-name="P39" draw:layer="layout" svg:width="3.343cm" svg:height="1.675cm" svg:x="15.801cm" svg:y="5.7cm">
          <draw:text-box>
            <text:p text:style-name="P38">ejercicios </text:p>
            <text:p text:style-name="P36">aula</text:p>
          </draw:text-box>
        </draw:frame>
        <draw:frame draw:style-name="gr27" draw:text-style-name="P37" draw:layer="layout" svg:width="3.399cm" svg:height="1.675cm" svg:x="19.001cm" svg:y="5.701cm">
          <draw:text-box>
            <text:p text:style-name="P36">ejercicios </text:p>
            <text:p text:style-name="P36">casa</text:p>
          </draw:text-box>
        </draw:frame>
        <draw:frame draw:style-name="gr2" draw:text-style-name="P39" draw:layer="layout" svg:width="2.284cm" svg:height="0.963cm" svg:x="-0.1cm" svg:y="3.7cm">
          <draw:text-box>
            <text:p text:style-name="P38">previa</text:p>
          </draw:text-box>
        </draw:frame>
        <draw:frame draw:style-name="gr2" draw:text-style-name="P44" draw:layer="layout" svg:width="5.252cm" svg:height="3.095cm" svg:x="22.6cm" svg:y="5.7cm">
          <draw:text-box>
            <text:p>examen</text:p>
            <text:p>presentaciones</text:p>
            <text:p>evaluación curso</text:p>
            <text:p>certificado</text:p>
          </draw:text-box>
        </draw:frame>
        <draw:frame draw:style-name="gr2" draw:text-style-name="P39" draw:layer="layout" svg:width="4.689cm" svg:height="0.963cm" svg:x="0.6cm" svg:y="13.6cm">
          <draw:text-box>
            <text:p text:style-name="P38">anteneo inicial</text:p>
          </draw:text-box>
        </draw:frame>
        <draw:frame draw:style-name="gr2" draw:text-style-name="P39" draw:layer="layout" svg:width="5.574cm" svg:height="0.963cm" svg:x="5.6cm" svg:y="13.538cm">
          <draw:text-box>
            <text:p text:style-name="P38">sondeo de bagaje</text:p>
          </draw:text-box>
        </draw:frame>
        <draw:frame draw:style-name="gr2" draw:text-style-name="P39" draw:layer="layout" svg:width="5.904cm" svg:height="0.963cm" svg:x="20.1cm" svg:y="13.5cm">
          <draw:text-box>
            <text:p text:style-name="P38">aprendizaje mutuo</text:p>
          </draw:text-box>
        </draw:frame>
        <draw:frame draw:style-name="gr2" draw:text-style-name="P39" draw:layer="layout" svg:width="5.87cm" svg:height="0.963cm" svg:x="14.1cm" svg:y="13.5cm">
          <draw:text-box>
            <text:p text:style-name="P38">manejo adaptativo</text:p>
          </draw:text-box>
        </draw:frame>
        <draw:frame draw:style-name="gr32" draw:text-style-name="P37" draw:layer="layout" svg:width="3cm" svg:height="1.562cm" svg:x="11.4cm" svg:y="13.5cm">
          <draw:text-box>
            <text:p text:style-name="P36">ajustes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1" svg:font-family="Arial" style:font-pitch="variable"/>
    <style:font-face style:name="Calibri2" svg:font-family="Calibri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Tahoma2" svg:font-family="Tahoma" style:font-pitch="variable"/>
    <style:font-face style:name="Times New Roman2" svg:font-family="'Times New Roman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AR" style:font-name-asian="Times New Roman2" style:font-family-asian="'Times New Roman'" style:font-pitch-asian="variable" style:font-size-asian="10pt" style:language-asian="ar" style:country-asian="SA"/>
    </style:style>
    <style:style style:name="Heading_20_1" style:display-name="Heading 1" style:family="graphic">
      <style:paragraph-properties fo:text-align="end" style:text-autospace="non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0pt" style:language-asian="en" style:country-asian="US"/>
    </style:style>
    <style:style style:name="Heading_20_2" style:display-name="Heading 2" style:family="graphic">
      <style:paragraph-properties fo:margin-left="1.12cm" fo:margin-right="0cm" fo:text-align="justify" fo:text-indent="0cm" style:text-autospace="non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0pt" style:language-asian="en" style:country-asian="US"/>
    </style:style>
    <style:style style:name="Heading_20_3" style:display-name="Heading 3" style:family="graphic">
      <style:paragraph-properties fo:text-align="justify" style:text-autospace="non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pitch-asian="variable" style:font-size-asian="10pt" style:language-asian="en" style:country-asian="US"/>
    </style:style>
    <style:style style:name="Heading_20_4" style:display-name="Heading 4" style:family="graphic">
      <style:paragraph-properties fo:text-align="justify" style:text-autospace="non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0pt" style:language-asian="en" style:country-asian="US"/>
    </style:style>
    <style:style style:name="ListLabel_20_73" style:display-name="ListLabel 7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72" style:display-name="ListLabel 7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71" style:display-name="ListLabel 71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70" style:display-name="ListLabel 70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69" style:display-name="ListLabel 69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68" style:display-name="ListLabel 68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67" style:display-name="ListLabel 67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66" style:display-name="ListLabel 66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65" style:display-name="ListLabel 6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64" style:display-name="ListLabel 6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63" style:display-name="ListLabel 6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62" style:display-name="ListLabel 6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61" style:display-name="ListLabel 61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60" style:display-name="ListLabel 60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59" style:display-name="ListLabel 59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58" style:display-name="ListLabel 58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57" style:display-name="ListLabel 57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56" style:display-name="ListLabel 56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55" style:display-name="ListLabel 5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54" style:display-name="ListLabel 5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53" style:display-name="ListLabel 5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52" style:display-name="ListLabel 5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51" style:display-name="ListLabel 51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50" style:display-name="ListLabel 50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49" style:display-name="ListLabel 49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48" style:display-name="ListLabel 48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47" style:display-name="ListLabel 47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46" style:display-name="ListLabel 46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45" style:display-name="ListLabel 4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44" style:display-name="ListLabel 4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43" style:display-name="ListLabel 4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42" style:display-name="ListLabel 4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41" style:display-name="ListLabel 41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40" style:display-name="ListLabel 40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39" style:display-name="ListLabel 39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38" style:display-name="ListLabel 38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37" style:display-name="ListLabel 37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36" style:display-name="ListLabel 36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35" style:display-name="ListLabel 3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34" style:display-name="ListLabel 3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33" style:display-name="ListLabel 3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32" style:display-name="ListLabel 3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31" style:display-name="ListLabel 31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30" style:display-name="ListLabel 30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9" style:display-name="ListLabel 29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8" style:display-name="ListLabel 28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7" style:display-name="ListLabel 27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6" style:display-name="ListLabel 26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5" style:display-name="ListLabel 2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4" style:display-name="ListLabel 2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3" style:display-name="ListLabel 2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2" style:display-name="ListLabel 2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1" style:display-name="ListLabel 21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0" style:display-name="ListLabel 20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8" style:display-name="ListLabel 18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2" style:display-name="ListLabel 1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1" style:display-name="ListLabel 11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0" style:display-name="ListLabel 10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9" style:display-name="ListLabel 9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8" style:display-name="ListLabel 8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6" style:display-name="ListLabel 6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5" style:display-name="ListLabel 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" style:display-name="ListLabel 1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2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Sangría_20_de_20_texto_20_normal_20_Car" style:display-name="Sangría de texto normal C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s" fo:country="AR" style:font-name-asian="Times New Roman2" style:font-family-asian="'Times New Roman'" style:font-pitch-asian="variable" style:font-size-asian="10pt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Pie_20_de_20_página_20_Car" style:display-name="Pie de página Car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Encabezado_20_Car" style:display-name="Encabezado Car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Título_20_4_20_Car" style:display-name="Título 4 C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s" fo:country="AR" style:font-name-asian="Times New Roman2" style:font-family-asian="'Times New Roman'" style:font-pitch-asian="variable" style:font-size-asian="10pt"/>
    </style:style>
    <style:style style:name="Título_20_3_20_Car" style:display-name="Título 3 C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s" fo:country="AR" style:text-underline-style="solid" style:text-underline-width="auto" style:text-underline-color="font-color" style:font-name-asian="Times New Roman2" style:font-family-asian="'Times New Roman'" style:font-pitch-asian="variable" style:font-size-asian="10pt"/>
    </style:style>
    <style:style style:name="Título_20_2_20_Car" style:display-name="Título 2 C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s" fo:country="AR" style:font-name-asian="Times New Roman2" style:font-family-asian="'Times New Roman'" style:font-pitch-asian="variable" style:font-size-asian="10pt"/>
    </style:style>
    <style:style style:name="Título_20_1_20_Car" style:display-name="Título 1 C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s" fo:country="AR" style:font-name-asian="Times New Roman2" style:font-family-asian="'Times New Roman'" style:font-pitch-asian="variable" style:font-size-asian="10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font-name="Calibri" fo:font-family="Calibri" style:font-family-generic="roman" style:font-pitch="variable" fo:font-size="11pt" style:font-name-asian="Calibri2" style:font-family-asian="Calibri" style:font-pitch-asian="variable" style:font-size-asian="11pt" style:language-asian="en" style:country-asian="US"/>
    </style:style>
    <style:style style:name="No_20_Spacing" style:display-name="No Spacing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language="es" fo:country="AR" style:font-name-asian="Times New Roman2" style:font-family-asian="'Times New Roman'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Text_20_Body_20_Indent" style:display-name="Text Body Indent" style:family="graphic">
      <style:paragraph-properties fo:margin-left="0cm" fo:margin-right="0cm" fo:text-align="justify" fo:text-indent="2.203cm" style:text-autospace="none">
        <style:tab-stops>
          <style:tab-stop style:position="5.292cm"/>
          <style:tab-stop style:position="13.233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0pt" style:language-asian="en" style:country-asian="US"/>
    </style:style>
    <style:style style:name="Balloon_20_Text" style:display-name="Balloon Text" style:family="graphic">
      <style:paragraph-properties fo:text-align="start"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 style:language-asian="en" style:country-asian="US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0pt" style:language-asian="en" style:country-asian="US"/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0pt" style:language-asian="en" style:country-asian="US"/>
    </style:style>
    <style:style style:name="Index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12pt" style:font-name-asian="Lohit Devanagari2" style:font-family-asian="'Lohit Devanagari'" style:font-size-asian="10pt" style:language-asian="en" style:country-asian="US"/>
    </style:style>
    <style:style style:name="Caption" style:family="graphic">
      <style:paragraph-properties fo:margin-top="0.374cm" fo:margin-bottom="0.374cm" fo:text-align="start" style:text-autospace="none"/>
      <style:text-properties style:font-name="Times New Roman" fo:font-family="'Times New Roman'" style:font-family-generic="roman" style:font-pitch="variable" fo:font-size="12pt" fo:font-style="italic" style:font-name-asian="Lohit Devanagari2" style:font-family-asian="'Lohit Devanagari'" style:font-size-asian="12pt" style:language-asian="en" style:country-asian="US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Times New Roman" fo:font-family="'Times New Roman'" style:font-family-generic="roman" style:font-pitch="variable" fo:font-size="12pt" style:font-name-asian="Lohit Devanagari2" style:font-family-asian="'Lohit Devanagari'" style:font-size-asian="10pt" style:language-asian="en" style:country-asian="US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0pt" style:language-asian="en" style:country-asian="US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909C0000166FD21A14F0A9096EB5.svg" xlink:type="simple" xlink:show="embed" xlink:actuate="onLoad">
          <text:p/>
        </draw:image>
        <draw:image xlink:href="Pictures/1000020100000577000000D90468F60E345EFBED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23:32:42.932466517</meta:creation-date>
    <meta:editing-duration>PT2H41M47S</meta:editing-duration>
    <meta:editing-cycles>9</meta:editing-cycles>
    <meta:generator>LibreOffice/5.1.6.2$Linux_x86 LibreOffice_project/10m0$Build-2</meta:generator>
    <dc:title>Bright Blue</dc:title>
    <dc:date>2018-11-29T12:16:38.565966918</dc:date>
    <meta:document-statistic meta:object-count="89"/>
  </office:meta>
</office:document-meta>
</file>